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Jon,</text:p>
      <text:p text:style-name="P1"><text:tab/>Hey, it's Tim. How has college been for you? My first semester was pretty rough, but I managed to pass. I ended up taking five classes, that was such a big mistake. It will be worth it though because next year I actually get to take classes in programming. What about you, how was your first semester? This semester is going well so far. It's a good thing I'm only taking 4 classes this time because I don't think I can handle that much of a workload. I really like my classes. My history professor is pretty chill and funny. My chemistry professor is nice. Oh, and my English professor is nice and has good taste in music. My calculus professor is cool. What are your professors like? What's it like living on campus? I don't think I'd be able to live on campus because I get homesick easily.</text:p>
      <text:p text:style-name="P1"><text:tab/>Did you hear what happened with the Net Neutrality repeal? It ended up passing. On the upside, 21 states are suing the FCC, even more are writing their own Net Neutrality laws, and Massachusetts is one of them. Speaking of technology, have you been working on any projects? I'm really proud of one that I'm working on; It's a framework for an in-browser “OS.” For the most part, it's really good at helping me develop techniques. Do you remember the project we had to do in high-school, the one about the nixie-watch? I ended up learning how to read Russian letters because of it, but I'm glad I helped you. I learned more about reading schematics, which will probably be pretty useful if I ever decide to <text:soft-page-break/>make software and hard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03T15:32:35.66</meta:creation-date>
    <meta:generator>OpenOffice/4.1.3$Win32 OpenOffice.org_project/413m1$Build-9783</meta:generator>
    <dc:date>2018-02-03T18:04:11.23</dc:date>
    <dc:creator>Timothy Cayer</dc:creator>
    <meta:editing-duration>PT2H31M31S</meta:editing-duration>
    <meta:editing-cycles>13</meta:editing-cycles>
    <meta:document-statistic meta:table-count="0" meta:image-count="0" meta:object-count="0" meta:page-count="2" meta:paragraph-count="3" meta:word-count="282" meta:character-count="1537"/>
  </office:meta>
</office:document-meta>
</file>